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outerFunction.accept( 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WebHandler.handle(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ourcesRouterFunction.route( Server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WebHandler.wrapException( Supplier &lt; Mono &lt; T &gt; &gt; suppl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ifferentComposedRouterFunction.DifferentComposedRouterFunction( RouterFunction &lt; ? &gt; first , RouterFunction &lt; ? &gt; se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eComposedRouterFunction.accept( 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eComposedRouterFunction.SameComposedRouterFunction( RouterFunction &lt; T &gt; first , RouterFunction &lt; T &gt; se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uterFunctions.resourceLookupFunction( String pattern , Resource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estedRouterFunction.accept( 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outerFunctions.ro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estedRouterFunction.route( ServerRequest server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outerFunctionWebHandler.addAttributes( ServerWebExchange exchange , Server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sRouterFunction.with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ibutesRouterFunction.accept( 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outerFunc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outerFunctionWebHandler.RouterFunctionWebHandler( HandlerStrategies strategies , RouterFunction &lt; ? &gt; rout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uterFunctions.nest( RequestPredicate predicate , RouterFunction &lt; T &gt; rout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sRouterFunction.ResourcesRouterFunction( Function &lt; ServerRequest , Mono &lt; Resource &gt; &gt; lookup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sRouterFunction.accept( 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outerFunction.route( Server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RouterFunction.DefaultRouterFunction( RequestPredicate predicate , HandlerFunction &lt; T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outerFunctions.resources( Function &lt; ServerRequest , Mono &lt; Resource &gt; &gt; lookup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RouterFunction.AttributesRouterFunction( RouterFunction &lt; T &gt; delegate , Map &lt; String , Object &gt;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fferentComposedRouterFunction.accept( 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sRouterFunction.withAttributes( Consumer &lt; Map &lt; String , Object &gt; &gt; attributes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butesRouterFunction.route( Server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edRouterFunc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edRouterFunction.route( Server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edRouterFunction.accept( 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RouterFunction.initAttributes( Map &lt; String , Object &gt;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ifferentComposedRouterFunction.route( Server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outerFunctionWebHandler.createNotFound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s.toHttpHandler( RouterFunction &lt; ? &gt; routerFunction , HandlerStrategies strateg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ameComposedRouterFunction.route( Server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uterFunctions.toWebHandler( RouterFunction &lt; ? &gt; routerFunction , HandlerStrategies strateg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outerFunctions.toWebHandler( RouterFunction &lt; ? &gt; rout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edRouterFunction.FilteredRouterFunction( RouterFunction &lt; T &gt; routerFunction , HandlerFilterFunction &lt; T , S &gt; filt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uterFunctions.changeParser( RouterFunction &lt; T &gt; routerFunction , PathPattern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andlerStrategiesResponseContext.HandlerStrategiesResponseContext( HandlerStrategies strateg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fferentComposedRouterFunction.cast( HandlerFunction &lt; ?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s.resources( String pattern , Resource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StrategiesResponseContext.view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s.route( RequestPredicate predicate , HandlerFunction &lt; T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s.toHttpHandler( RouterFunction &lt; ? &gt; rout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StrategiesResponseContext.messageWri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estedRouterFunction.DefaultNestedRouterFunction( RequestPredicate predicate , RouterFunction &lt; T &gt; rout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